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B" style:family="table-column">
      <style:table-column-properties style:column-width="4.397cm" style:rel-column-width="16384*"/>
    </style:style>
    <style:style style:name="Tabla3.D" style:family="table-column">
      <style:table-column-properties style:column-width="4.397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B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D" style:family="table-column">
      <style:table-column-properties style:column-width="4.397cm" style:rel-column-width="1638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B" style:family="table-column">
      <style:table-column-properties style:column-width="4.397cm" style:rel-column-width="16384*"/>
    </style:style>
    <style:style style:name="Tabla5.D" style:family="table-column">
      <style:table-column-properties style:column-width="4.397cm" style:rel-column-width="1638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B" style:family="table-column">
      <style:table-column-properties style:column-width="4.397cm" style:rel-column-width="16384*"/>
    </style:style>
    <style:style style:name="Tabla6.D" style:family="table-column">
      <style:table-column-properties style:column-width="4.397cm" style:rel-column-width="1638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5cm" fo:margin-left="0cm" fo:margin-right="-0.005cm" table:align="margins"/>
    </style:style>
    <style:style style:name="Tabla7.A" style:family="table-column">
      <style:table-column-properties style:column-width="4.396cm" style:rel-column-width="16372*"/>
    </style:style>
    <style:style style:name="Tabla7.B" style:family="table-column">
      <style:table-column-properties style:column-width="4.397cm" style:rel-column-width="16378*"/>
    </style:style>
    <style:style style:name="Tabla7.D" style:family="table-column">
      <style:table-column-properties style:column-width="4.404cm" style:rel-column-width="16407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6cm" style:rel-column-width="16377*"/>
    </style:style>
    <style:style style:name="Tabla8.B" style:family="table-column">
      <style:table-column-properties style:column-width="4.397cm" style:rel-column-width="16383*"/>
    </style:style>
    <style:style style:name="Tabla8.D" style:family="table-column">
      <style:table-column-properties style:column-width="4.399cm" style:rel-column-width="16392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B" style:family="table-column">
      <style:table-column-properties style:column-width="4.397cm" style:rel-column-width="16384*"/>
    </style:style>
    <style:style style:name="Tabla9.D" style:family="table-column">
      <style:table-column-properties style:column-width="4.397cm" style:rel-column-width="1638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B" style:family="table-column">
      <style:table-column-properties style:column-width="4.397cm" style:rel-column-width="16384*"/>
    </style:style>
    <style:style style:name="Tabla10.D" style:family="table-column">
      <style:table-column-properties style:column-width="4.397cm" style:rel-column-width="16385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B" style:family="table-column">
      <style:table-column-properties style:column-width="4.397cm" style:rel-column-width="16384*"/>
    </style:style>
    <style:style style:name="Tabla11.D" style:family="table-column">
      <style:table-column-properties style:column-width="4.397cm" style:rel-column-width="16385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B" style:family="table-column">
      <style:table-column-properties style:column-width="4.397cm" style:rel-column-width="16384*"/>
    </style:style>
    <style:style style:name="Tabla12.D" style:family="table-column">
      <style:table-column-properties style:column-width="4.397cm" style:rel-column-width="16385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4.397cm" style:rel-column-width="16383*"/>
    </style:style>
    <style:style style:name="Tabla13.B" style:family="table-column">
      <style:table-column-properties style:column-width="4.397cm" style:rel-column-width="16384*"/>
    </style:style>
    <style:style style:name="Tabla13.D" style:family="table-column">
      <style:table-column-properties style:column-width="4.397cm" style:rel-column-width="16385*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Table_20_Contents">
      <style:text-properties style:text-underline-style="none" fo:font-weight="normal" style:font-weight-asian="normal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21" style:family="paragraph" style:parent-style-name="Text_20_body">
      <style:text-properties style:text-underline-style="none" fo:font-weight="normal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ext_20_body">
      <style:paragraph-properties fo:text-align="justify" style:justify-single-word="false" fo:background-color="#ffffff">
        <style:background-image/>
      </style:paragraph-properties>
      <style:text-properties fo:font-weight="normal" fo:background-color="#fffff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equerimientos referentes a rutas, buses <text:s/>y estaciones – 3.2</text:p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table:number-columns-spanned="2" office:value-type="string">
            <text:p text:style-name="P10">Función del requerimiento:<text:span text:style-name="T1"> permitir agregar nuevos buses solo por el director operativo. La información solicitada para el ingreso de un nuevo bus es: matrícula, identificación interna, tipo(padrón, alimentador, articulado), capacidad y estado(reparación, mantenimiento, funcionando).</text:span></text:p>
          </table:table-cell>
          <table:covered-table-cell/>
          <table:table-cell table:style-name="Tabla1.A1" office:value-type="string">
            <text:p text:style-name="P10">Identificador</text:p>
          </table:table-cell>
          <table:table-cell table:style-name="Tabla1.D1" office:value-type="string">
            <text:p text:style-name="P15">3.2.1</text:p>
          </table:table-cell>
        </table:table-row>
        <table:table-row>
          <table:table-cell table:style-name="Tabla1.A2" office:value-type="string">
            <text:p text:style-name="P2">Estado:</text:p>
          </table:table-cell>
          <table:table-cell table:style-name="Tabla1.A2" office:value-type="string">
            <text:p text:style-name="P6">Análisis</text:p>
          </table:table-cell>
          <table:table-cell table:style-name="Tabla1.A2" office:value-type="string">
            <text:p text:style-name="P10">Tipo de requerimiento</text:p>
          </table:table-cell>
          <table:table-cell table:style-name="Tabla1.D2" office:value-type="string">
            <text:p text:style-name="P12">Funcional</text:p>
          </table:table-cell>
        </table:table-row>
        <table:table-row>
          <table:table-cell table:style-name="Tabla1.A2" office:value-type="string">
            <text:p text:style-name="P10">Creado por</text:p>
          </table:table-cell>
          <table:table-cell table:style-name="Tabla1.A2" office:value-type="string">
            <text:p text:style-name="P3">Cristian Ríos</text:p>
          </table:table-cell>
          <table:table-cell table:style-name="Tabla1.A2" office:value-type="string">
            <text:p text:style-name="P2">Fecha creación</text:p>
          </table:table-cell>
          <table:table-cell table:style-name="Tabla1.D2" office:value-type="string">
            <text:p text:style-name="P3">11 Septiembre 2011</text:p>
          </table:table-cell>
        </table:table-row>
        <table:table-row>
          <table:table-cell table:style-name="Tabla1.A2" office:value-type="string">
            <text:p text:style-name="P10">Actualizado por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">Fecha actualización</text:p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10">Descripción</text:p>
          </table:table-cell>
          <table:table-cell table:style-name="Tabla1.D2" table:number-columns-spanned="3" office:value-type="string">
            <text:p text:style-name="P12">El sistema debe permitir agregar nuevos buses solamente por <text:s/>el director operativo , el cual tendrá la capacidad de ingresar los datos para el ingreso del nuevo bus los cuales son: la matricula <text:s/>y la identificación interna también el tipo (padrón, alimentador, articulado) capacidad y estado(reparación, mantenimiento, funcionando) <text:span text:style-name="T3">siendo la matricula un dato obligatorio para la creación del bus en el sistema.</text:span> </text:p>
            <text:p text:style-name="P1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Datos de Entrada</text:p>
          </table:table-cell>
          <table:table-cell table:style-name="Tabla1.D2" table:number-columns-spanned="3" office:value-type="string">
            <text:p text:style-name="P12">El director operativo debe ingresar los datos : matricula , identificación interna también el tipo (padrón, alimentador, articulado) capacidad y estado(reparación, mantenimiento, funcionando)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Datos de salida</text:p>
          </table:table-cell>
          <table:table-cell table:style-name="Tabla1.D2" table:number-columns-spanned="3" office:value-type="string">
            <text:p text:style-name="P12">La información ingresada para <text:s/>el nuevo bus quedara guarda en el sistema .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Resultados esperados</text:p>
          </table:table-cell>
          <table:table-cell table:style-name="Tabla1.D2" table:number-columns-spanned="3" office:value-type="string">
            <text:p text:style-name="P12">Los datos del nuevo bus se podrán consultar 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Origen</text:p>
          </table:table-cell>
          <table:table-cell table:style-name="Tabla1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Dirigido a</text:p>
          </table:table-cell>
          <table:table-cell table:style-name="Tabla1.D2" table:number-columns-spanned="3" office:value-type="string">
            <text:p text:style-name="P12">Director Operativ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ioridad</text:p>
          </table:table-cell>
          <table:table-cell table:style-name="Tabla1.D2" table:number-columns-spanned="3" office:value-type="string">
            <text:p text:style-name="P12">3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Requerimientos asociados</text:p>
          </table:table-cell>
          <table:table-cell table:style-name="Tabla1.D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19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0">Precondiciones</text:p>
          </table:table-cell>
          <table:table-cell table:style-name="Tabla1.D2" table:number-columns-spanned="3" office:value-type="string">
            <text:p text:style-name="P12">Haberse logueado en el sistema como director operativ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oscondiciones</text:p>
          </table:table-cell>
          <table:table-cell table:style-name="Tabla1.D2" table:number-columns-spanned="3" office:value-type="string">
            <text:p text:style-name="P12">La base de datos se actualizara con el nuevo registro del bus ingresado 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Criterios de aceptación</text:p>
          </table:table-cell>
          <table:table-cell table:style-name="Tabla1.D2" table:number-columns-spanned="3" office:value-type="string">
            <text:p text:style-name="P12">El requerimiento es aceptado cuando el director <text:s/>operativo consulta el nuevo bus y se da cuenta que esta en el sistema .</text:p>
          </table:table-cell>
          <table:covered-table-cell/>
          <table:covered-table-cell/>
        </table:table-row>
      </table:table>
      <text:p text:style-name="Standard"/>
      <text:p text:style-name="P3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table:number-columns-spanned="2" office:value-type="string">
            <text:p text:style-name="P10">Función del requerimiento: <text:span text:style-name="T1">El sistema debe permitir que a cada bus le corresponda solo una ruta y que esta pueda ser cambiada de ser necesario.</text:span></text:p>
          </table:table-cell>
          <table:covered-table-cell/>
          <table:table-cell table:style-name="Tabla2.A1" office:value-type="string">
            <text:p text:style-name="P10">Identificador</text:p>
          </table:table-cell>
          <table:table-cell table:style-name="Tabla2.D1" office:value-type="string">
            <text:p text:style-name="P15">3.2.2</text:p>
          </table:table-cell>
        </table:table-row>
        <table:table-row>
          <table:table-cell table:style-name="Tabla2.A2" office:value-type="string">
            <text:p text:style-name="P2">Estado:</text:p>
          </table:table-cell>
          <table:table-cell table:style-name="Tabla2.A2" office:value-type="string">
            <text:p text:style-name="P6">Análisis</text:p>
          </table:table-cell>
          <table:table-cell table:style-name="Tabla2.A2" office:value-type="string">
            <text:p text:style-name="P10">Tipo de requerimiento</text:p>
          </table:table-cell>
          <table:table-cell table:style-name="Tabla2.D2" office:value-type="string">
            <text:p text:style-name="P15">Funcional</text:p>
          </table:table-cell>
        </table:table-row>
        <text:soft-page-break/>
        <table:table-row>
          <table:table-cell table:style-name="Tabla2.A2" office:value-type="string">
            <text:p text:style-name="P10">Creado por</text:p>
          </table:table-cell>
          <table:table-cell table:style-name="Tabla2.A2" office:value-type="string">
            <text:p text:style-name="P3">Cristian Ríos</text:p>
          </table:table-cell>
          <table:table-cell table:style-name="Tabla2.A2" office:value-type="string">
            <text:p text:style-name="P2">Fecha creación</text:p>
          </table:table-cell>
          <table:table-cell table:style-name="Tabla2.D2" office:value-type="string">
            <text:p text:style-name="P3">11 Septiembre 2011</text:p>
          </table:table-cell>
        </table:table-row>
        <table:table-row>
          <table:table-cell table:style-name="Tabla2.A2" office:value-type="string">
            <text:p text:style-name="P10">Actualizado por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2">Fecha actualización</text:p>
          </table:table-cell>
          <table:table-cell table:style-name="Tabla2.D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10">Descripción</text:p>
          </table:table-cell>
          <table:table-cell table:style-name="Tabla2.D2" table:number-columns-spanned="3" office:value-type="string">
            <text:p text:style-name="P20">El sistema debe permitir la relación entre un bus y una ruta <text:s/>de tal manera que se puede establecer que ruta tiene un bus determinado 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atos de entrada</text:p>
          </table:table-cell>
          <table:table-cell table:style-name="Tabla2.D2" table:number-columns-spanned="3" office:value-type="string">
            <text:p text:style-name="P20">El director operativo debera relacionar un bus con una ruta. 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atos de salida</text:p>
          </table:table-cell>
          <table:table-cell table:style-name="Tabla2.D2" table:number-columns-spanned="3" office:value-type="string">
            <text:p text:style-name="P12">Se crea esta relación en la base de datos y se puede establecer que <text:s/>ruta tiene un bus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Resultados esperados</text:p>
          </table:table-cell>
          <table:table-cell table:style-name="Tabla2.D2" table:number-columns-spanned="3" office:value-type="string">
            <text:p text:style-name="P12">Se asocia una ruta a un bus en la base de datos. 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Origen</text:p>
          </table:table-cell>
          <table:table-cell table:style-name="Tabla2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irigido a</text:p>
          </table:table-cell>
          <table:table-cell table:style-name="Tabla2.D2" table:number-columns-spanned="3" office:value-type="string">
            <text:p text:style-name="P12">Director operativ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Prioridad</text:p>
          </table:table-cell>
          <table:table-cell table:style-name="Tabla2.D2" table:number-columns-spanned="3" office:value-type="string">
            <text:p text:style-name="P12">3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Requerimientos asociados</text:p>
          </table:table-cell>
          <table:table-cell table:style-name="Tabla2.D2" table:number-columns-spanned="3" office:value-type="string">
            <text:p text:style-name="P12">3.2.1</text:p>
          </table:table-cell>
          <table:covered-table-cell/>
          <table:covered-table-cell/>
        </table:table-row>
        <table:table-row>
          <table:table-cell table:style-name="Tabla2.D2" table:number-columns-spanned="4" office:value-type="string">
            <text:p text:style-name="P19">Especificación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0">Precondiciones</text:p>
          </table:table-cell>
          <table:table-cell table:style-name="Tabla2.D2" table:number-columns-spanned="3" office:value-type="string">
            <text:p text:style-name="P12">Haberse logueado en el sistema como director operativo. Existir buses y rutas <text:s/>registradas en 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Poscondiciones</text:p>
          </table:table-cell>
          <table:table-cell table:style-name="Tabla2.D2" table:number-columns-spanned="3" office:value-type="string">
            <text:p text:style-name="P12">Se almacena en la base de datos la relación <text:s/>entre el bus y la ruta que este sea asignado para recorrer. 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9">Criterios de aceptación</text:p>
          </table:table-cell>
          <table:table-cell table:style-name="Tabla2.D2" table:number-columns-spanned="3" office:value-type="string">
            <text:p text:style-name="P12">El requerimiento es aceptado cuando en la consulta a la base de datos de las rutas de un bus coincida con la registrada por el director operativo .</text:p>
          </table:table-cell>
          <table:covered-table-cell/>
          <table:covered-table-cell/>
        </table:table-row>
      </table:table>
      <text:p text:style-name="P3"/>
      <text:p text:style-name="Standard"/>
      <text:p text:style-name="P4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row>
          <table:table-cell table:style-name="Tabla3.A1" table:number-columns-spanned="2" office:value-type="string">
            <text:p text:style-name="P10">Función del requerimiento: <text:span text:style-name="T1">Permitir eliminar buses existentes en el sistema, esta operación solo la puede realizar el director operativo</text:span></text:p>
          </table:table-cell>
          <table:covered-table-cell/>
          <table:table-cell table:style-name="Tabla3.A1" office:value-type="string">
            <text:p text:style-name="P7">Identificador</text:p>
          </table:table-cell>
          <table:table-cell table:style-name="Tabla3.D1" office:value-type="string">
            <text:p text:style-name="Table_20_Contents">3.2.3</text:p>
          </table:table-cell>
        </table:table-row>
        <table:table-row>
          <table:table-cell table:style-name="Tabla3.A2" office:value-type="string">
            <text:p text:style-name="P1">Estado:</text:p>
          </table:table-cell>
          <table:table-cell table:style-name="Tabla3.A2" office:value-type="string">
            <text:p text:style-name="Standard">Análisis</text:p>
          </table:table-cell>
          <table:table-cell table:style-name="Tabla3.A2" office:value-type="string">
            <text:p text:style-name="P7">Tipo de requerimiento</text:p>
          </table:table-cell>
          <table:table-cell table:style-name="Tabla3.D2" office:value-type="string">
            <text:p text:style-name="Table_20_Contents">Funcional</text:p>
          </table:table-cell>
        </table:table-row>
        <table:table-row>
          <table:table-cell table:style-name="Tabla3.A2" office:value-type="string">
            <text:p text:style-name="P7">Creado por</text:p>
          </table:table-cell>
          <table:table-cell table:style-name="Tabla3.A2" office:value-type="string">
            <text:p text:style-name="Standard">Cristian Ríos</text:p>
          </table:table-cell>
          <table:table-cell table:style-name="Tabla3.A2" office:value-type="string">
            <text:p text:style-name="P1">Fecha creación</text:p>
          </table:table-cell>
          <table:table-cell table:style-name="Tabla3.D2" office:value-type="string">
            <text:p text:style-name="P3">11 Septiembre 2011</text:p>
          </table:table-cell>
        </table:table-row>
        <table:table-row>
          <table:table-cell table:style-name="Tabla3.A2" office:value-type="string">
            <text:p text:style-name="P7">Actualizado por</text:p>
          </table:table-cell>
          <table:table-cell table:style-name="Tabla3.A2" office:value-type="string">
            <text:p text:style-name="Standard"/>
          </table:table-cell>
          <table:table-cell table:style-name="Tabla3.A2" office:value-type="string">
            <text:p text:style-name="P1">Fecha actualización</text:p>
          </table:table-cell>
          <table:table-cell table:style-name="Tabla3.D2" office:value-type="string">
            <text:p text:style-name="Standard"/>
          </table:table-cell>
        </table:table-row>
        <table:table-row>
          <table:table-cell table:style-name="Tabla3.A2" office:value-type="string">
            <text:p text:style-name="P7">Descripción</text:p>
          </table:table-cell>
          <table:table-cell table:style-name="Tabla3.B5" table:number-columns-spanned="3" office:value-type="string">
            <text:p text:style-name="P24">El sistema debe permitir eliminar de manera lógica el registro del bus es decir que persiste la información del bus en la base de datos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Datos de entrada</text:p>
          </table:table-cell>
          <table:table-cell table:style-name="Tabla3.D2" table:number-columns-spanned="3" office:value-type="string">
            <text:p text:style-name="P20">El director operativo <text:s/>sabe que el bus que va a eliminar existe en el sistema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Datos de salida</text:p>
          </table:table-cell>
          <table:table-cell table:style-name="Tabla3.D2" table:number-columns-spanned="3" office:value-type="string">
            <text:p text:style-name="P12">El registro del bus no podrá ser consultado de nuevo . 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Resultados esperados</text:p>
          </table:table-cell>
          <table:table-cell table:style-name="Tabla3.D2" table:number-columns-spanned="3" office:value-type="string">
            <text:p text:style-name="P12">Se espera que no se haya <text:s/>borrado el registro de la base de datos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Origen</text:p>
          </table:table-cell>
          <table:table-cell table:style-name="Tabla3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Dirigido a</text:p>
          </table:table-cell>
          <table:table-cell table:style-name="Tabla3.D2" table:number-columns-spanned="3" office:value-type="string">
            <text:p text:style-name="P11">Director operativo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Prioridad</text:p>
          </table:table-cell>
          <table:table-cell table:style-name="Tabla3.D2" table:number-columns-spanned="3" office:value-type="string">
            <text:p text:style-name="P11">3</text:p>
          </table:table-cell>
          <table:covered-table-cell/>
          <table:covered-table-cell/>
        </table:table-row>
        <text:soft-page-break/>
        <table:table-row>
          <table:table-cell table:style-name="Tabla3.A2" office:value-type="string">
            <text:p text:style-name="P7">Requerimientos asociados</text:p>
          </table:table-cell>
          <table:table-cell table:style-name="Tabla3.D2" table:number-columns-spanned="3" office:value-type="string">
            <text:p text:style-name="P11">3.2.1 3.2.6</text:p>
          </table:table-cell>
          <table:covered-table-cell/>
          <table:covered-table-cell/>
        </table:table-row>
        <table:table-row>
          <table:table-cell table:style-name="Tabla3.D2" table:number-columns-spanned="4" office:value-type="string">
            <text:p text:style-name="P19">Especificación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8">Precondiciones</text:p>
          </table:table-cell>
          <table:table-cell table:style-name="Tabla3.D2" table:number-columns-spanned="3" office:value-type="string">
            <text:p text:style-name="P12">Haberse logueado en el sistema como director operativo y que existan registros de buses en la base de datos <text:s/>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8">Poscondiciones</text:p>
          </table:table-cell>
          <table:table-cell table:style-name="Tabla3.D2" table:number-columns-spanned="3" office:value-type="string">
            <text:p text:style-name="P12">El registro sera borrado para consultas en sistema pero persiste su información 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8">Criterio de aceptación</text:p>
          </table:table-cell>
          <table:table-cell table:style-name="Tabla3.D2" table:number-columns-spanned="3" office:value-type="string">
            <text:p text:style-name="P12">El requerimiento es aceptado si al consultar el <text:s/>bus que fue eliminado la consulta no arroja resultados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table:number-columns-spanned="2" office:value-type="string">
            <text:p text:style-name="P7">Función del requerimiento: <text:s/><text:span text:style-name="T2">El sistema debe permitir la modificación de la información de los buses existentes solo por el director operativo. La información que se puede modificar es la identificación interna, el estado y la ruta asociada.</text:span></text:p>
          </table:table-cell>
          <table:covered-table-cell/>
          <table:table-cell table:style-name="Tabla4.A1" office:value-type="string">
            <text:p text:style-name="P1">Identificador</text:p>
          </table:table-cell>
          <table:table-cell table:style-name="Tabla4.D1" office:value-type="string">
            <text:p text:style-name="Standard">3.2.4</text:p>
          </table:table-cell>
        </table:table-row>
        <table:table-row>
          <table:table-cell table:style-name="Tabla4.A2" office:value-type="string">
            <text:p text:style-name="P7">Estado</text:p>
          </table:table-cell>
          <table:table-cell table:style-name="Tabla4.A2" office:value-type="string">
            <text:p text:style-name="P5">Análisis</text:p>
          </table:table-cell>
          <table:table-cell table:style-name="Tabla4.A2" office:value-type="string">
            <text:p text:style-name="P7">Tipo de requerimiento</text:p>
          </table:table-cell>
          <table:table-cell table:style-name="Tabla4.D2" office:value-type="string">
            <text:p text:style-name="Table_20_Contents">Funcional</text:p>
          </table:table-cell>
        </table:table-row>
        <table:table-row>
          <table:table-cell table:style-name="Tabla4.A2" office:value-type="string">
            <text:p text:style-name="P7">Creado por</text:p>
          </table:table-cell>
          <table:table-cell table:style-name="Tabla4.A2" office:value-type="string">
            <text:p text:style-name="Standard">Cristian Ríos</text:p>
          </table:table-cell>
          <table:table-cell table:style-name="Tabla4.A2" office:value-type="string">
            <text:p text:style-name="P1">Fecha creación</text:p>
          </table:table-cell>
          <table:table-cell table:style-name="Tabla4.D2" office:value-type="string">
            <text:p text:style-name="P3">11 Septiembre 2011</text:p>
          </table:table-cell>
        </table:table-row>
        <table:table-row>
          <table:table-cell table:style-name="Tabla4.A2" office:value-type="string">
            <text:p text:style-name="P7">Actualizado por</text:p>
          </table:table-cell>
          <table:table-cell table:style-name="Tabla4.A2" office:value-type="string">
            <text:p text:style-name="Standard"/>
          </table:table-cell>
          <table:table-cell table:style-name="Tabla4.A2" office:value-type="string">
            <text:p text:style-name="P1">Fecha actualización</text:p>
          </table:table-cell>
          <table:table-cell table:style-name="Tabla4.D2" office:value-type="string">
            <text:p text:style-name="Standard"/>
          </table:table-cell>
        </table:table-row>
        <table:table-row>
          <table:table-cell table:style-name="Tabla4.A2" office:value-type="string">
            <text:p text:style-name="P7">Descripción</text:p>
          </table:table-cell>
          <table:table-cell table:style-name="Tabla4.D2" table:number-columns-spanned="3" office:value-type="string">
            <text:p text:style-name="P22">El sistema debe permitir para los buses ya creados la modificación de la siguiente información : identificación interna, estado, y la ruta asociada . Esto solo lo puede llevar a cabo el director operativ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Datos de entrada</text:p>
          </table:table-cell>
          <table:table-cell table:style-name="Tabla4.D2" table:number-columns-spanned="3" office:value-type="string">
            <text:p text:style-name="P22">El director operativo debe saber que el bus que va a modificar esta en el sistema e ingresara a la ventana de modificación donde podrá cambiar solo la identificación interna, el estado y la ruta asociada al bus 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Datos de salida</text:p>
          </table:table-cell>
          <table:table-cell table:style-name="Tabla4.D2" table:number-columns-spanned="3" office:value-type="string">
            <text:p text:style-name="P12">La información asociada al bus cambia en el sistema . 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Resultados esperados</text:p>
          </table:table-cell>
          <table:table-cell table:style-name="Tabla4.D2" table:number-columns-spanned="3" office:value-type="string">
            <text:p text:style-name="P12">Se espera que <text:s/>la información nueva del bus se guarde en la base de datos 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Origen</text:p>
          </table:table-cell>
          <table:table-cell table:style-name="Tabla4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Dirigido a</text:p>
          </table:table-cell>
          <table:table-cell table:style-name="Tabla4.D2" table:number-columns-spanned="3" office:value-type="string">
            <text:p text:style-name="P11">Director operativo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Prioridad</text:p>
          </table:table-cell>
          <table:table-cell table:style-name="Tabla4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Requerimientos asociados</text:p>
          </table:table-cell>
          <table:table-cell table:style-name="Tabla4.D2" table:number-columns-spanned="3" office:value-type="string">
            <text:p text:style-name="P11">3.2.1</text:p>
          </table:table-cell>
          <table:covered-table-cell/>
          <table:covered-table-cell/>
        </table:table-row>
        <table:table-row>
          <table:table-cell table:style-name="Tabla4.D2" table:number-columns-spanned="4" office:value-type="string">
            <text:p text:style-name="P19">Especificación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8">Precondiciones</text:p>
          </table:table-cell>
          <table:table-cell table:style-name="Tabla4.D2" table:number-columns-spanned="3" office:value-type="string">
            <text:p text:style-name="P12">Haberse logueado en el sistema como director operativo, que exista el registro del bus en 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8">Poscondiciones</text:p>
          </table:table-cell>
          <table:table-cell table:style-name="Tabla4.D2" table:number-columns-spanned="3" office:value-type="string">
            <text:p text:style-name="P12">El bus se guarda con los nuevos datos modificados <text:s/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8">Criterio de aceptación</text:p>
          </table:table-cell>
          <table:table-cell table:style-name="Tabla4.D2" table:number-columns-spanned="3" office:value-type="string">
            <text:p text:style-name="P12">El requerimiento es aceptado si al realizar la consulta de los datos del bus arroja los datos actualizados.</text:p>
          </table:table-cell>
          <table:covered-table-cell/>
          <table:covered-table-cell/>
        </table:table-row>
      </table:table>
      <text:p text:style-name="Standard"/>
      <text:p text:style-name="Standard"><text:soft-page-break/></text:p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2" office:value-type="string">
            <text:p text:style-name="P10">Función del requerimiento: <text:s/><text:span text:style-name="T2">El sistema debe permitir la consulta de los buses existentes. Esta operación solo puede ser realizada por el director operativo</text:span></text:p>
          </table:table-cell>
          <table:covered-table-cell/>
          <table:table-cell table:style-name="Tabla5.A1" office:value-type="string">
            <text:p text:style-name="P1">Identificador</text:p>
          </table:table-cell>
          <table:table-cell table:style-name="Tabla5.D1" office:value-type="string">
            <text:p text:style-name="Standard">3.2.5</text:p>
          </table:table-cell>
        </table:table-row>
        <table:table-row>
          <table:table-cell table:style-name="Tabla5.A2" office:value-type="string">
            <text:p text:style-name="P7">Estado</text:p>
          </table:table-cell>
          <table:table-cell table:style-name="Tabla5.A2" office:value-type="string">
            <text:p text:style-name="P5">Análisis</text:p>
          </table:table-cell>
          <table:table-cell table:style-name="Tabla5.A2" office:value-type="string">
            <text:p text:style-name="P7">Tipo de requerimiento</text:p>
          </table:table-cell>
          <table:table-cell table:style-name="Tabla5.D2" office:value-type="string">
            <text:p text:style-name="Table_20_Contents">Funcional</text:p>
          </table:table-cell>
        </table:table-row>
        <table:table-row>
          <table:table-cell table:style-name="Tabla5.A2" office:value-type="string">
            <text:p text:style-name="P7">Creado por</text:p>
          </table:table-cell>
          <table:table-cell table:style-name="Tabla5.A2" office:value-type="string">
            <text:p text:style-name="Standard">Cristian Ríos</text:p>
          </table:table-cell>
          <table:table-cell table:style-name="Tabla5.A2" office:value-type="string">
            <text:p text:style-name="P1">Fecha creación</text:p>
          </table:table-cell>
          <table:table-cell table:style-name="Tabla5.D2" office:value-type="string">
            <text:p text:style-name="P3">11 Septiembre 2011</text:p>
          </table:table-cell>
        </table:table-row>
        <table:table-row>
          <table:table-cell table:style-name="Tabla5.A2" office:value-type="string">
            <text:p text:style-name="P7">Actualizado por</text:p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">Fecha actualización</text:p>
          </table:table-cell>
          <table:table-cell table:style-name="Tabla5.D2" office:value-type="string">
            <text:p text:style-name="Standard"/>
          </table:table-cell>
        </table:table-row>
        <table:table-row>
          <table:table-cell table:style-name="Tabla5.A2" office:value-type="string">
            <text:p text:style-name="P7">Descripción</text:p>
          </table:table-cell>
          <table:table-cell table:style-name="Tabla5.D2" table:number-columns-spanned="3" office:value-type="string">
            <text:p text:style-name="P22">El sistema debe permitir solamente para el director operativo la consulta de <text:s/>los buses pertenecientes al sistema, esta consulta la hará con la <text:s/>identificación interna <text:s/>del bus <text:s/>y mostrara los datos asociados al bus incluida la rut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Datos de entrada</text:p>
          </table:table-cell>
          <table:table-cell table:style-name="Tabla5.D2" table:number-columns-spanned="3" office:value-type="string">
            <text:p text:style-name="P22">La identificación del un bus existente en e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Datos de salida</text:p>
          </table:table-cell>
          <table:table-cell table:style-name="Tabla5.D2" table:number-columns-spanned="3" office:value-type="string">
            <text:p text:style-name="P12">Una ventana mostrando los datos que el bus consultado tenga guardados en el sistema. 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Resultados esperados</text:p>
          </table:table-cell>
          <table:table-cell table:style-name="Tabla5.D2" table:number-columns-spanned="3" office:value-type="string">
            <text:p text:style-name="P12">Se espera que en la ventana de resultado salga la información del bus consultado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Origen</text:p>
          </table:table-cell>
          <table:table-cell table:style-name="Tabla5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Dirigido a</text:p>
          </table:table-cell>
          <table:table-cell table:style-name="Tabla5.D2" table:number-columns-spanned="3" office:value-type="string">
            <text:p text:style-name="P11">Director operativo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Prioridad</text:p>
          </table:table-cell>
          <table:table-cell table:style-name="Tabla5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Requerimientos asociados</text:p>
          </table:table-cell>
          <table:table-cell table:style-name="Tabla5.D2" table:number-columns-spanned="3" office:value-type="string">
            <text:p text:style-name="P11">3.2.1 <text:s/>,3.2.2 , 3.2.3 , 3.2.4</text:p>
          </table:table-cell>
          <table:covered-table-cell/>
          <table:covered-table-cell/>
        </table:table-row>
        <table:table-row>
          <table:table-cell table:style-name="Tabla5.D2" table:number-columns-spanned="4" office:value-type="string">
            <text:p text:style-name="P19">Especificación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8">Precondiciones</text:p>
          </table:table-cell>
          <table:table-cell table:style-name="Tabla5.D2" table:number-columns-spanned="3" office:value-type="string">
            <text:p text:style-name="P12">Haberse logueado como director operativo en el sistema y que exista el registro <text:s/>del bus en la base de datos. 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8">Poscondiciones</text:p>
          </table:table-cell>
          <table:table-cell table:style-name="Tabla5.D2" table:number-columns-spanned="3" office:value-type="string">
            <text:p text:style-name="P12">Se muestra en la ventana la información ue se encuentra en el sistema asociada al bus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8">Criterio de aceptación</text:p>
          </table:table-cell>
          <table:table-cell table:style-name="Tabla5.D2" table:number-columns-spanned="3" office:value-type="string">
            <text:p text:style-name="P12">El requerimiento es aceptado si el resultado de la consulta coincide con lo que se ha guardado en la base de datos 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2" office:value-type="string">
            <text:p text:style-name="P10">Función del requerimiento: <text:span text:style-name="T2">El sistema debe permitir agregar una nueva ruta solicitando la siguiente información: nombre, descripción del recorrido y paraderos. <text:s/>Dicha operación debe ser realizada solo por el director operativo.</text:span></text:p>
          </table:table-cell>
          <table:covered-table-cell/>
          <table:table-cell table:style-name="Tabla6.A1" office:value-type="string">
            <text:p text:style-name="P1">Identificador</text:p>
          </table:table-cell>
          <table:table-cell table:style-name="Tabla6.D1" office:value-type="string">
            <text:p text:style-name="Standard">3.2.6</text:p>
          </table:table-cell>
        </table:table-row>
        <table:table-row>
          <table:table-cell table:style-name="Tabla6.A2" office:value-type="string">
            <text:p text:style-name="P7">Estado</text:p>
          </table:table-cell>
          <table:table-cell table:style-name="Tabla6.A2" office:value-type="string">
            <text:p text:style-name="P5">Análisis</text:p>
          </table:table-cell>
          <table:table-cell table:style-name="Tabla6.A2" office:value-type="string">
            <text:p text:style-name="P7">Tipo de requerimiento</text:p>
          </table:table-cell>
          <table:table-cell table:style-name="Tabla6.D2" office:value-type="string">
            <text:p text:style-name="Table_20_Contents">Funcional</text:p>
          </table:table-cell>
        </table:table-row>
        <table:table-row>
          <table:table-cell table:style-name="Tabla6.A2" office:value-type="string">
            <text:p text:style-name="P7">Creado por</text:p>
          </table:table-cell>
          <table:table-cell table:style-name="Tabla6.A2" office:value-type="string">
            <text:p text:style-name="Standard">Cristian Ríos</text:p>
          </table:table-cell>
          <table:table-cell table:style-name="Tabla6.A2" office:value-type="string">
            <text:p text:style-name="P1">Fecha creación</text:p>
          </table:table-cell>
          <table:table-cell table:style-name="Tabla6.D2" office:value-type="string">
            <text:p text:style-name="P3">11 Septiembre 2011</text:p>
          </table:table-cell>
        </table:table-row>
        <text:soft-page-break/>
        <table:table-row>
          <table:table-cell table:style-name="Tabla6.A2" office:value-type="string">
            <text:p text:style-name="P7">Actualizado por</text:p>
          </table:table-cell>
          <table:table-cell table:style-name="Tabla6.A2" office:value-type="string">
            <text:p text:style-name="Standard"/>
          </table:table-cell>
          <table:table-cell table:style-name="Tabla6.A2" office:value-type="string">
            <text:p text:style-name="P1">Fecha actualización</text:p>
          </table:table-cell>
          <table:table-cell table:style-name="Tabla6.D2" office:value-type="string">
            <text:p text:style-name="Standard"/>
          </table:table-cell>
        </table:table-row>
        <table:table-row>
          <table:table-cell table:style-name="Tabla6.A2" office:value-type="string">
            <text:p text:style-name="P7">Descripción</text:p>
          </table:table-cell>
          <table:table-cell table:style-name="Tabla6.D2" table:number-columns-spanned="3" office:value-type="string">
            <text:p text:style-name="P21">El sistema debe permitir solamente para el director operativo el ingreso de rutas al sistema solicitando de manera obligatoria los siguientes campos nombre , descripción del recorrido <text:s/>y paradas 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Datos de entrada</text:p>
          </table:table-cell>
          <table:table-cell table:style-name="Tabla6.D2" table:number-columns-spanned="3" office:value-type="string">
            <text:p text:style-name="P22">El director operativo debe ingresar el <text:s/>nombre , descripción del recorrido <text:s/>y paradas de la ruta en la ventana de ingreso de ruta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Datos de salida</text:p>
          </table:table-cell>
          <table:table-cell table:style-name="Tabla6.D2" table:number-columns-spanned="3" office:value-type="string">
            <text:p text:style-name="P12">Un dialogo que dirá el ingreso fue exitoso, y el ingreso de las rutas a la base de datos 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Resultados esperados</text:p>
          </table:table-cell>
          <table:table-cell table:style-name="Tabla6.D2" table:number-columns-spanned="3" office:value-type="string">
            <text:p text:style-name="P12">Se crea el registro en la base de datos de la ruta ingresad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Origen</text:p>
          </table:table-cell>
          <table:table-cell table:style-name="Tabla6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Dirigido a</text:p>
          </table:table-cell>
          <table:table-cell table:style-name="Tabla6.D2" table:number-columns-spanned="3" office:value-type="string">
            <text:p text:style-name="P11">Director operativo 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Prioridad</text:p>
          </table:table-cell>
          <table:table-cell table:style-name="Tabla6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Requerimientos asociados</text:p>
          </table:table-cell>
          <table:table-cell table:style-name="Tabla6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6.D2" table:number-columns-spanned="4" office:value-type="string">
            <text:p text:style-name="P19">Especificación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8">Precondiciones</text:p>
          </table:table-cell>
          <table:table-cell table:style-name="Tabla6.D2" table:number-columns-spanned="3" office:value-type="string">
            <text:p text:style-name="P12">Haberse logueado en el sistema como director operativo e ingresar a la ventana de ingresar rutas. 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8">Poscondiciones</text:p>
          </table:table-cell>
          <table:table-cell table:style-name="Tabla6.D2" table:number-columns-spanned="3" office:value-type="string">
            <text:p text:style-name="P12">Ingreso de la ruta en la base de dato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8">Criterio de aceptación</text:p>
          </table:table-cell>
          <table:table-cell table:style-name="Tabla6.D2" table:number-columns-spanned="3" office:value-type="string">
            <text:p text:style-name="P12">El requerimiento es aceptado si al consultar la ruta <text:s/>nos muestra la información ingresada <text:s/>y su existencia en el sistema.</text:p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 table:number-columns-repeated="2"/>
        <table:table-column table:style-name="Tabla7.D"/>
        <table:table-row>
          <table:table-cell table:style-name="Tabla7.A1" table:number-columns-spanned="2" office:value-type="string">
            <text:p text:style-name="P10">Función del requerimiento: <text:s/><text:span text:style-name="T2">El sistema debe permitir modificar la información de una ruta existente, dicha operación solo puede ser realizada por el director operativo.</text:span></text:p>
          </table:table-cell>
          <table:covered-table-cell/>
          <table:table-cell table:style-name="Tabla7.A1" office:value-type="string">
            <text:p text:style-name="P1">Identificador</text:p>
          </table:table-cell>
          <table:table-cell table:style-name="Tabla7.D1" office:value-type="string">
            <text:p text:style-name="Standard">3.2.7</text:p>
          </table:table-cell>
        </table:table-row>
        <table:table-row>
          <table:table-cell table:style-name="Tabla7.A2" office:value-type="string">
            <text:p text:style-name="P7">Estado</text:p>
          </table:table-cell>
          <table:table-cell table:style-name="Tabla7.A2" office:value-type="string">
            <text:p text:style-name="P5">Análisis</text:p>
          </table:table-cell>
          <table:table-cell table:style-name="Tabla7.A2" office:value-type="string">
            <text:p text:style-name="P7">Tipo de requerimiento</text:p>
          </table:table-cell>
          <table:table-cell table:style-name="Tabla7.D2" office:value-type="string">
            <text:p text:style-name="Table_20_Contents">Funcional</text:p>
          </table:table-cell>
        </table:table-row>
        <table:table-row>
          <table:table-cell table:style-name="Tabla7.A2" office:value-type="string">
            <text:p text:style-name="P7">Creado por</text:p>
          </table:table-cell>
          <table:table-cell table:style-name="Tabla7.A2" office:value-type="string">
            <text:p text:style-name="Standard">Cristian Ríos</text:p>
          </table:table-cell>
          <table:table-cell table:style-name="Tabla7.A2" office:value-type="string">
            <text:p text:style-name="P1">Fecha creación</text:p>
          </table:table-cell>
          <table:table-cell table:style-name="Tabla7.D2" office:value-type="string">
            <text:p text:style-name="P3">11 Septiembre 2011</text:p>
          </table:table-cell>
        </table:table-row>
        <table:table-row>
          <table:table-cell table:style-name="Tabla7.A2" office:value-type="string">
            <text:p text:style-name="P7">Actualizado por</text:p>
          </table:table-cell>
          <table:table-cell table:style-name="Tabla7.A2" office:value-type="string">
            <text:p text:style-name="Standard"/>
          </table:table-cell>
          <table:table-cell table:style-name="Tabla7.A2" office:value-type="string">
            <text:p text:style-name="P1">Fecha actualización</text:p>
          </table:table-cell>
          <table:table-cell table:style-name="Tabla7.D2" office:value-type="string">
            <text:p text:style-name="Standard"/>
          </table:table-cell>
        </table:table-row>
        <table:table-row>
          <table:table-cell table:style-name="Tabla7.A2" office:value-type="string">
            <text:p text:style-name="P7">Descripción</text:p>
          </table:table-cell>
          <table:table-cell table:style-name="Tabla7.D2" table:number-columns-spanned="3" office:value-type="string">
            <text:p text:style-name="P22">El sistema permitirá modificar la información de las rutas existentes, esta <text:s/>labor se llevara a cabo por el director operativo solamente ,el cual realizara una consulta de la ruta y la modificar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Datos de entrada</text:p>
          </table:table-cell>
          <table:table-cell table:style-name="Tabla7.D2" table:number-columns-spanned="3" office:value-type="string">
            <text:p text:style-name="P22">Los datos de entrada son los datos que se vallan a modificar de la ruta los cuales son nombre, descripción ,y <text:s/>parad 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Datos de salida</text:p>
          </table:table-cell>
          <table:table-cell table:style-name="Tabla7.D2" table:number-columns-spanned="3" office:value-type="string">
            <text:p text:style-name="P12">Se actualiza la base de datos con los datos nuevos de la rut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Resultados esperados</text:p>
          </table:table-cell>
          <table:table-cell table:style-name="Tabla7.D2" table:number-columns-spanned="3" office:value-type="string">
            <text:p text:style-name="P12">Se espera que en la base de datos del sistema quede la información actualizada de la ruta modificad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Origen</text:p>
          </table:table-cell>
          <table:table-cell table:style-name="Tabla7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Dirigido a</text:p>
          </table:table-cell>
          <table:table-cell table:style-name="Tabla7.D2" table:number-columns-spanned="3" office:value-type="string">
            <text:p text:style-name="P11">Director operativo .</text:p>
          </table:table-cell>
          <table:covered-table-cell/>
          <table:covered-table-cell/>
        </table:table-row>
        <text:soft-page-break/>
        <table:table-row>
          <table:table-cell table:style-name="Tabla7.A2" office:value-type="string">
            <text:p text:style-name="P7">Prioridad</text:p>
          </table:table-cell>
          <table:table-cell table:style-name="Tabla7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Requerimientos asociados</text:p>
          </table:table-cell>
          <table:table-cell table:style-name="Tabla7.D2" table:number-columns-spanned="3" office:value-type="string">
            <text:p text:style-name="P11">3.2.6</text:p>
          </table:table-cell>
          <table:covered-table-cell/>
          <table:covered-table-cell/>
        </table:table-row>
        <table:table-row>
          <table:table-cell table:style-name="Tabla7.D2" table:number-columns-spanned="4" office:value-type="string">
            <text:p text:style-name="P19">Especif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8">Precondiciones</text:p>
          </table:table-cell>
          <table:table-cell table:style-name="Tabla7.D2" table:number-columns-spanned="3" office:value-type="string">
            <text:p text:style-name="P12">Haberse logueado en el sistema como director operativo, y que la ruta ya exista en el sist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8">Poscondiciones</text:p>
          </table:table-cell>
          <table:table-cell table:style-name="Tabla7.D2" table:number-columns-spanned="3" office:value-type="string">
            <text:p text:style-name="P12">La modificación en la base de datos de los datos de la rut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8">Criterio de aceptación</text:p>
          </table:table-cell>
          <table:table-cell table:style-name="Tabla7.D2" table:number-columns-spanned="3" office:value-type="string">
            <text:p text:style-name="P12">El requerimiento es aceptado si al consultar la ruta esta tiene los datos que se cambiaron.</text:p>
          </table:table-cell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 table:number-columns-repeated="2"/>
        <table:table-column table:style-name="Tabla8.D"/>
        <table:table-row>
          <table:table-cell table:style-name="Tabla8.A1" table:number-columns-spanned="2" office:value-type="string">
            <text:p text:style-name="P10">Función del requerimiento: <text:span text:style-name="T1">El sistema debe permitir eliminar rutas usando su nombre. Dicha operación debe ser realizada solo por el director operativo.</text:span></text:p>
          </table:table-cell>
          <table:covered-table-cell/>
          <table:table-cell table:style-name="Tabla8.A1" office:value-type="string">
            <text:p text:style-name="P1">Identificador</text:p>
          </table:table-cell>
          <table:table-cell table:style-name="Tabla8.D1" office:value-type="string">
            <text:p text:style-name="Standard">3.2.8</text:p>
          </table:table-cell>
        </table:table-row>
        <table:table-row>
          <table:table-cell table:style-name="Tabla8.A2" office:value-type="string">
            <text:p text:style-name="P7">Estado</text:p>
          </table:table-cell>
          <table:table-cell table:style-name="Tabla8.A2" office:value-type="string">
            <text:p text:style-name="P5">Análisis</text:p>
          </table:table-cell>
          <table:table-cell table:style-name="Tabla8.A2" office:value-type="string">
            <text:p text:style-name="P7">Tipo de requerimiento</text:p>
          </table:table-cell>
          <table:table-cell table:style-name="Tabla8.D2" office:value-type="string">
            <text:p text:style-name="Table_20_Contents">Funcional</text:p>
          </table:table-cell>
        </table:table-row>
        <table:table-row>
          <table:table-cell table:style-name="Tabla8.A2" office:value-type="string">
            <text:p text:style-name="P7">Creado por</text:p>
          </table:table-cell>
          <table:table-cell table:style-name="Tabla8.A2" office:value-type="string">
            <text:p text:style-name="Standard">Cristian Ríos</text:p>
          </table:table-cell>
          <table:table-cell table:style-name="Tabla8.A2" office:value-type="string">
            <text:p text:style-name="P1">Fecha creación</text:p>
          </table:table-cell>
          <table:table-cell table:style-name="Tabla8.D2" office:value-type="string">
            <text:p text:style-name="P3">11 Septiembre 2011</text:p>
          </table:table-cell>
        </table:table-row>
        <table:table-row>
          <table:table-cell table:style-name="Tabla8.A2" office:value-type="string">
            <text:p text:style-name="P7">Actualizado por</text:p>
          </table:table-cell>
          <table:table-cell table:style-name="Tabla8.A2" office:value-type="string">
            <text:p text:style-name="Standard"/>
          </table:table-cell>
          <table:table-cell table:style-name="Tabla8.A2" office:value-type="string">
            <text:p text:style-name="P1">Fecha actualización</text:p>
          </table:table-cell>
          <table:table-cell table:style-name="Tabla8.D2" office:value-type="string">
            <text:p text:style-name="Standard"/>
          </table:table-cell>
        </table:table-row>
        <table:table-row>
          <table:table-cell table:style-name="Tabla8.A2" office:value-type="string">
            <text:p text:style-name="P7">Descripción</text:p>
          </table:table-cell>
          <table:table-cell table:style-name="Tabla8.D2" table:number-columns-spanned="3" office:value-type="string">
            <text:p text:style-name="P21">El sistema debe permitir solamente para el director operativo la eliminación de la ruta de la base de datos, el director operativo realizara una consulta en el sistema de la ruta y procederá a eliminarl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Datos de entrada</text:p>
          </table:table-cell>
          <table:table-cell table:style-name="Tabla8.D2" table:number-columns-spanned="3" office:value-type="string">
            <text:p text:style-name="P22">El nombre de la ruta que se va <text:s/>a elimina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Datos de salida</text:p>
          </table:table-cell>
          <table:table-cell table:style-name="Tabla8.D2" table:number-columns-spanned="3" office:value-type="string">
            <text:p text:style-name="P12">Un dialogo que dirá la eliminación fue exitosa, y la <text:s/>eliminacion <text:s/>de la ruta <text:s/>de <text:s/>la base de dato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Resultados esperados</text:p>
          </table:table-cell>
          <table:table-cell table:style-name="Tabla8.D2" table:number-columns-spanned="3" office:value-type="string">
            <text:p text:style-name="P12">Se elimina la ruta de la base de datos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Origen</text:p>
          </table:table-cell>
          <table:table-cell table:style-name="Tabla8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Dirigido a</text:p>
          </table:table-cell>
          <table:table-cell table:style-name="Tabla8.D2" table:number-columns-spanned="3" office:value-type="string">
            <text:p text:style-name="P11">Director operativo 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Prioridad</text:p>
          </table:table-cell>
          <table:table-cell table:style-name="Tabla8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Requerimientos asociados</text:p>
          </table:table-cell>
          <table:table-cell table:style-name="Tabla8.D2" table:number-columns-spanned="3" office:value-type="string">
            <text:p text:style-name="P11">3.2.6 , 3.2.7 , 3.2.9</text:p>
          </table:table-cell>
          <table:covered-table-cell/>
          <table:covered-table-cell/>
        </table:table-row>
        <table:table-row>
          <table:table-cell table:style-name="Tabla8.D2" table:number-columns-spanned="4" office:value-type="string">
            <text:p text:style-name="P19">Especificación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8">Precondiciones</text:p>
          </table:table-cell>
          <table:table-cell table:style-name="Tabla8.D2" table:number-columns-spanned="3" office:value-type="string">
            <text:p text:style-name="P12">Haberse logueado en el sistema como director operativo e ingresar a la ventana de consultar rutas. 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8">Poscondiciones</text:p>
          </table:table-cell>
          <table:table-cell table:style-name="Tabla8.D2" table:number-columns-spanned="3" office:value-type="string">
            <text:p text:style-name="P12">Eliminación de la ruta en la base de dato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8">Criterio de aceptación</text:p>
          </table:table-cell>
          <table:table-cell table:style-name="Tabla8.D2" table:number-columns-spanned="3" office:value-type="string">
            <text:p text:style-name="P12">El requerimiento es aceptado si al consultar la ruta <text:s/>no muestra existencia de la misma en la base de datos.</text:p>
          </table:table-cell>
          <table:covered-table-cell/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D"/>
        <table:table-row>
          <table:table-cell table:style-name="Tabla9.A1" table:number-columns-spanned="2" office:value-type="string">
            <text:p text:style-name="P10">Función del requerimiento: <text:span text:style-name="T2">El sistema debe </text:span><text:span text:style-name="T2">permitir la consulta de rutas existentes.</text:span></text:p>
          </table:table-cell>
          <table:covered-table-cell/>
          <table:table-cell table:style-name="Tabla9.A1" office:value-type="string">
            <text:p text:style-name="P1">Identificador</text:p>
          </table:table-cell>
          <table:table-cell table:style-name="Tabla9.D1" office:value-type="string">
            <text:p text:style-name="Standard">3.2.9</text:p>
          </table:table-cell>
        </table:table-row>
        <text:soft-page-break/>
        <table:table-row>
          <table:table-cell table:style-name="Tabla9.A2" office:value-type="string">
            <text:p text:style-name="P7">Estado</text:p>
          </table:table-cell>
          <table:table-cell table:style-name="Tabla9.A2" office:value-type="string">
            <text:p text:style-name="P5">Análisis</text:p>
          </table:table-cell>
          <table:table-cell table:style-name="Tabla9.A2" office:value-type="string">
            <text:p text:style-name="P7">Tipo de requerimiento</text:p>
          </table:table-cell>
          <table:table-cell table:style-name="Tabla9.D2" office:value-type="string">
            <text:p text:style-name="Table_20_Contents">Funcional</text:p>
          </table:table-cell>
        </table:table-row>
        <table:table-row>
          <table:table-cell table:style-name="Tabla9.A2" office:value-type="string">
            <text:p text:style-name="P7">Creado por</text:p>
          </table:table-cell>
          <table:table-cell table:style-name="Tabla9.A2" office:value-type="string">
            <text:p text:style-name="Standard">Cristian Ríos</text:p>
          </table:table-cell>
          <table:table-cell table:style-name="Tabla9.A2" office:value-type="string">
            <text:p text:style-name="P1">Fecha creación</text:p>
          </table:table-cell>
          <table:table-cell table:style-name="Tabla9.D2" office:value-type="string">
            <text:p text:style-name="P3">11 Septiembre 2011</text:p>
          </table:table-cell>
        </table:table-row>
        <table:table-row>
          <table:table-cell table:style-name="Tabla9.A2" office:value-type="string">
            <text:p text:style-name="P7">Actualizado por</text:p>
          </table:table-cell>
          <table:table-cell table:style-name="Tabla9.A2" office:value-type="string">
            <text:p text:style-name="Standard"/>
          </table:table-cell>
          <table:table-cell table:style-name="Tabla9.A2" office:value-type="string">
            <text:p text:style-name="P1">Fecha actualización</text:p>
          </table:table-cell>
          <table:table-cell table:style-name="Tabla9.D2" office:value-type="string">
            <text:p text:style-name="Standard"/>
          </table:table-cell>
        </table:table-row>
        <table:table-row>
          <table:table-cell table:style-name="Tabla9.A2" office:value-type="string">
            <text:p text:style-name="P7">Descripción</text:p>
          </table:table-cell>
          <table:table-cell table:style-name="Tabla9.D2" table:number-columns-spanned="3" office:value-type="string">
            <text:p text:style-name="P21">El sistema debe permitir solamente para el director operativo la consulta de rutas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Datos de entrada</text:p>
          </table:table-cell>
          <table:table-cell table:style-name="Tabla9.D2" table:number-columns-spanned="3" office:value-type="string">
            <text:p text:style-name="P22">El nombre de la ruta que va a hacer consultada 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Datos de salida</text:p>
          </table:table-cell>
          <table:table-cell table:style-name="Tabla9.D2" table:number-columns-spanned="3" office:value-type="string">
            <text:p text:style-name="P12">Una ventana con los datos de la ruta que son : nombre, paradas, y descripción <text:s/>del recorrido 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Resultados esperados</text:p>
          </table:table-cell>
          <table:table-cell table:style-name="Tabla9.D2" table:number-columns-spanned="3" office:value-type="string">
            <text:p text:style-name="P12">Se espera que si la ruta existe la consulta arroje resultados y si no arroje un mensaje de no existenci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Origen</text:p>
          </table:table-cell>
          <table:table-cell table:style-name="Tabla9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Dirigido a</text:p>
          </table:table-cell>
          <table:table-cell table:style-name="Tabla9.D2" table:number-columns-spanned="3" office:value-type="string">
            <text:p text:style-name="P11">Director operativo 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Prioridad</text:p>
          </table:table-cell>
          <table:table-cell table:style-name="Tabla9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Requerimientos asociados</text:p>
          </table:table-cell>
          <table:table-cell table:style-name="Tabla9.D2" table:number-columns-spanned="3" office:value-type="string">
            <text:p text:style-name="P11">3.2.6 , 3.2.7, 3.2.8</text:p>
          </table:table-cell>
          <table:covered-table-cell/>
          <table:covered-table-cell/>
        </table:table-row>
        <table:table-row>
          <table:table-cell table:style-name="Tabla9.D2" table:number-columns-spanned="4" office:value-type="string">
            <text:p text:style-name="P19">Especificación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8">Precondiciones</text:p>
          </table:table-cell>
          <table:table-cell table:style-name="Tabla9.D2" table:number-columns-spanned="3" office:value-type="string">
            <text:p text:style-name="P12">Haberse logueado en el sistema como director operativo e ingresar a la ventana de consultar rutas. 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8">Poscondiciones</text:p>
          </table:table-cell>
          <table:table-cell table:style-name="Tabla9.D2" table:number-columns-spanned="3" office:value-type="string">
            <text:p text:style-name="P12">El sistema muestra una ventana con los datos guardados de la rut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8">Criterio de aceptación</text:p>
          </table:table-cell>
          <table:table-cell table:style-name="Tabla9.D2" table:number-columns-spanned="3" office:value-type="string">
            <text:p text:style-name="P12">El requerimiento es aceptado si el resultado de la consulta coincide con los datos almacenados en la base de datos.</text:p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A"/>
        <table:table-column table:style-name="Tabla10.D"/>
        <table:table-row>
          <table:table-cell table:style-name="Tabla10.A1" table:number-columns-spanned="2" office:value-type="string">
            <text:p text:style-name="P10">Función del requerimiento: <text:span text:style-name="T2">El sistema debe permitir la creación de nuevas estaciones: nombre, ubicación y la persona (operador) responsable de su funcionamiento. Dicha información debe ser manejada por el director operativo.</text:span></text:p>
          </table:table-cell>
          <table:covered-table-cell/>
          <table:table-cell table:style-name="Tabla10.A1" office:value-type="string">
            <text:p text:style-name="P1">Identificador</text:p>
          </table:table-cell>
          <table:table-cell table:style-name="Tabla10.D1" office:value-type="string">
            <text:p text:style-name="Standard">3.2.11</text:p>
          </table:table-cell>
        </table:table-row>
        <table:table-row>
          <table:table-cell table:style-name="Tabla10.A2" office:value-type="string">
            <text:p text:style-name="P7">Estado</text:p>
          </table:table-cell>
          <table:table-cell table:style-name="Tabla10.A2" office:value-type="string">
            <text:p text:style-name="P5">Análisis</text:p>
          </table:table-cell>
          <table:table-cell table:style-name="Tabla10.A2" office:value-type="string">
            <text:p text:style-name="P7">Tipo de requerimiento</text:p>
          </table:table-cell>
          <table:table-cell table:style-name="Tabla10.D2" office:value-type="string">
            <text:p text:style-name="Table_20_Contents">Funcional</text:p>
          </table:table-cell>
        </table:table-row>
        <table:table-row>
          <table:table-cell table:style-name="Tabla10.A2" office:value-type="string">
            <text:p text:style-name="P7">Creado por</text:p>
          </table:table-cell>
          <table:table-cell table:style-name="Tabla10.A2" office:value-type="string">
            <text:p text:style-name="Standard">Cristian Ríos</text:p>
          </table:table-cell>
          <table:table-cell table:style-name="Tabla10.A2" office:value-type="string">
            <text:p text:style-name="P1">Fecha creación</text:p>
          </table:table-cell>
          <table:table-cell table:style-name="Tabla10.D2" office:value-type="string">
            <text:p text:style-name="P3">11 Septiembre 2011</text:p>
          </table:table-cell>
        </table:table-row>
        <table:table-row>
          <table:table-cell table:style-name="Tabla10.A2" office:value-type="string">
            <text:p text:style-name="P7">Actualizado por</text:p>
          </table:table-cell>
          <table:table-cell table:style-name="Tabla10.A2" office:value-type="string">
            <text:p text:style-name="Standard"/>
          </table:table-cell>
          <table:table-cell table:style-name="Tabla10.A2" office:value-type="string">
            <text:p text:style-name="P1">Fecha actualización</text:p>
          </table:table-cell>
          <table:table-cell table:style-name="Tabla10.D2" office:value-type="string">
            <text:p text:style-name="Standard"/>
          </table:table-cell>
        </table:table-row>
        <table:table-row>
          <table:table-cell table:style-name="Tabla10.A2" office:value-type="string">
            <text:p text:style-name="P7">Descripción</text:p>
          </table:table-cell>
          <table:table-cell table:style-name="Tabla10.D2" table:number-columns-spanned="3" office:value-type="string">
            <text:p text:style-name="P22">El sistema debe permitir la creación de nuevas estaciones: nombre, ubicación y la persona (operador) responsable de su funcionamiento. Dicha información debe ser manejada por el director operativo esto lo hará a través de una ventana en la cual podrá ingresar la información de la <text:s/>estació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Datos de entrada</text:p>
          </table:table-cell>
          <table:table-cell table:style-name="Tabla10.D2" table:number-columns-spanned="3" office:value-type="string">
            <text:p text:style-name="P22">Los datos de entrada son nombre de la estación ubicación y responsable de la mism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Datos de salida</text:p>
          </table:table-cell>
          <table:table-cell table:style-name="Tabla10.D2" table:number-columns-spanned="3" office:value-type="string">
            <text:p text:style-name="P12">Un dialogo que dirá el ingreso fue exitoso, y el ingreso de la estación a la base de datos </text:p>
          </table:table-cell>
          <table:covered-table-cell/>
          <table:covered-table-cell/>
        </table:table-row>
        <text:soft-page-break/>
        <table:table-row>
          <table:table-cell table:style-name="Tabla10.A2" office:value-type="string">
            <text:p text:style-name="P7">Resultados esperados</text:p>
          </table:table-cell>
          <table:table-cell table:style-name="Tabla10.D2" table:number-columns-spanned="3" office:value-type="string">
            <text:p text:style-name="P12">Se crea el registro en la base de datos de la estación <text:s/>ingresad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Origen</text:p>
          </table:table-cell>
          <table:table-cell table:style-name="Tabla10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Dirigido a</text:p>
          </table:table-cell>
          <table:table-cell table:style-name="Tabla10.D2" table:number-columns-spanned="3" office:value-type="string">
            <text:p text:style-name="P11">Director operativo 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Prioridad</text:p>
          </table:table-cell>
          <table:table-cell table:style-name="Tabla10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Requerimientos asociados</text:p>
          </table:table-cell>
          <table:table-cell table:style-name="Tabla10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10.D2" table:number-columns-spanned="4" office:value-type="string">
            <text:p text:style-name="P19">Especificación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8">Precondiciones</text:p>
          </table:table-cell>
          <table:table-cell table:style-name="Tabla10.D2" table:number-columns-spanned="3" office:value-type="string">
            <text:p text:style-name="P12">Haberse logueado en el sistema como director operativo e ingresar a la ventana de ingresar estaciones. 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8">Poscondiciones</text:p>
          </table:table-cell>
          <table:table-cell table:style-name="Tabla10.D2" table:number-columns-spanned="3" office:value-type="string">
            <text:p text:style-name="P12">Ingreso de la estación en la base de dato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8">Criterio de aceptación</text:p>
          </table:table-cell>
          <table:table-cell table:style-name="Tabla10.D2" table:number-columns-spanned="3" office:value-type="string">
            <text:p text:style-name="P12">El requerimiento es aceptado si al consultar la estación <text:s/>nos muestra la información ingresada <text:s/>y su existencia en el sistema.</text:p>
          </table:table-cell>
          <table:covered-table-cell/>
          <table:covered-table-cell/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D"/>
        <table:table-row>
          <table:table-cell table:style-name="Tabla11.A1" table:number-columns-spanned="2" office:value-type="string">
            <text:p text:style-name="P10">Función del requerimiento: <text:span text:style-name="T2">El sistema debe permitir la consulta de <text:s/>todas las estaciones existentes a través de su nombre <text:s/>solamente por el director operativo.</text:span></text:p>
          </table:table-cell>
          <table:covered-table-cell/>
          <table:table-cell table:style-name="Tabla11.A1" office:value-type="string">
            <text:p text:style-name="P1">Identificador</text:p>
          </table:table-cell>
          <table:table-cell table:style-name="Tabla11.D1" office:value-type="string">
            <text:p text:style-name="Standard">R3.2.12</text:p>
          </table:table-cell>
        </table:table-row>
        <table:table-row>
          <table:table-cell table:style-name="Tabla11.A2" office:value-type="string">
            <text:p text:style-name="P7">Estado</text:p>
          </table:table-cell>
          <table:table-cell table:style-name="Tabla11.A2" office:value-type="string">
            <text:p text:style-name="P5">Análisis</text:p>
          </table:table-cell>
          <table:table-cell table:style-name="Tabla11.A2" office:value-type="string">
            <text:p text:style-name="P7">Tipo de requerimiento</text:p>
          </table:table-cell>
          <table:table-cell table:style-name="Tabla11.D2" office:value-type="string">
            <text:p text:style-name="Table_20_Contents">Funcional</text:p>
          </table:table-cell>
        </table:table-row>
        <table:table-row>
          <table:table-cell table:style-name="Tabla11.A2" office:value-type="string">
            <text:p text:style-name="P7">Creado por</text:p>
          </table:table-cell>
          <table:table-cell table:style-name="Tabla11.A2" office:value-type="string">
            <text:p text:style-name="Standard">Cristian Ríos</text:p>
          </table:table-cell>
          <table:table-cell table:style-name="Tabla11.A2" office:value-type="string">
            <text:p text:style-name="P1">Fecha creación</text:p>
          </table:table-cell>
          <table:table-cell table:style-name="Tabla11.D2" office:value-type="string">
            <text:p text:style-name="P3">11 Septiembre 2011</text:p>
          </table:table-cell>
        </table:table-row>
        <table:table-row>
          <table:table-cell table:style-name="Tabla11.A2" office:value-type="string">
            <text:p text:style-name="P7">Actualizado por</text:p>
          </table:table-cell>
          <table:table-cell table:style-name="Tabla11.A2" office:value-type="string">
            <text:p text:style-name="Standard"/>
          </table:table-cell>
          <table:table-cell table:style-name="Tabla11.A2" office:value-type="string">
            <text:p text:style-name="P1">Fecha actualización</text:p>
          </table:table-cell>
          <table:table-cell table:style-name="Tabla11.D2" office:value-type="string">
            <text:p text:style-name="Standard"/>
          </table:table-cell>
        </table:table-row>
        <table:table-row>
          <table:table-cell table:style-name="Tabla11.A2" office:value-type="string">
            <text:p text:style-name="P7">Descripción</text:p>
          </table:table-cell>
          <table:table-cell table:style-name="Tabla11.D2" table:number-columns-spanned="3" office:value-type="string">
            <text:p text:style-name="P22">El director operativo, ingresara a la ventana de consulta de estaciones donde digitara el nombre de la estación una ves digitado el nombre podrá consultar la estación. 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Datos de entrada</text:p>
          </table:table-cell>
          <table:table-cell table:style-name="Tabla11.D2" table:number-columns-spanned="3" office:value-type="string">
            <text:p text:style-name="P22">El nombre de la est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Datos de salida</text:p>
          </table:table-cell>
          <table:table-cell table:style-name="Tabla11.D2" table:number-columns-spanned="3" office:value-type="string">
            <text:p text:style-name="P12">Una ventana con los datos guardados en el sistema de la estación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Resultados esperados</text:p>
          </table:table-cell>
          <table:table-cell table:style-name="Tabla11.D2" table:number-columns-spanned="3" office:value-type="string">
            <text:p text:style-name="P12">Que el resultado de la consulta coincida con lo que esta guardado en la base de datos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Origen</text:p>
          </table:table-cell>
          <table:table-cell table:style-name="Tabla11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Dirigido a</text:p>
          </table:table-cell>
          <table:table-cell table:style-name="Tabla11.D2" table:number-columns-spanned="3" office:value-type="string">
            <text:p text:style-name="P11">Director operativo 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Prioridad</text:p>
          </table:table-cell>
          <table:table-cell table:style-name="Tabla11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Requerimientos asociados</text:p>
          </table:table-cell>
          <table:table-cell table:style-name="Tabla11.D2" table:number-columns-spanned="3" office:value-type="string">
            <text:p text:style-name="P11">3.2.11</text:p>
          </table:table-cell>
          <table:covered-table-cell/>
          <table:covered-table-cell/>
        </table:table-row>
        <table:table-row>
          <table:table-cell table:style-name="Tabla11.D2" table:number-columns-spanned="4" office:value-type="string">
            <text:p text:style-name="P19">Especificación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8">Precondiciones</text:p>
          </table:table-cell>
          <table:table-cell table:style-name="Tabla11.D2" table:number-columns-spanned="3" office:value-type="string">
            <text:p text:style-name="P12">Haberse logueado en el sistema como director operativo e ingresar a la ventana de ingresar estaciones. 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8">Poscondiciones</text:p>
          </table:table-cell>
          <table:table-cell table:style-name="Tabla11.D2" table:number-columns-spanned="3" office:value-type="string">
            <text:p text:style-name="P12">Ingreso de la estación en la base de datos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8">Criterio de aceptación</text:p>
          </table:table-cell>
          <table:table-cell table:style-name="Tabla11.D2" table:number-columns-spanned="3" office:value-type="string">
            <text:p text:style-name="P12">El requerimiento es aceptado si al consultar la estación <text:s/>nos muestra la información ingresada <text:s/>y su existencia en el sistema.</text:p>
          </table:table-cell>
          <table:covered-table-cell/>
          <table:covered-table-cell/>
        </table:table-row>
      </table:table>
      <text:p text:style-name="Standard"><text:soft-page-break/></text:p>
      <table:table table:name="Tabla12" table:style-name="Tabla12">
        <table:table-column table:style-name="Tabla12.A"/>
        <table:table-column table:style-name="Tabla12.B"/>
        <table:table-column table:style-name="Tabla12.A"/>
        <table:table-column table:style-name="Tabla12.D"/>
        <table:table-row>
          <table:table-cell table:style-name="Tabla12.A1" table:number-columns-spanned="2" office:value-type="string">
            <text:p text:style-name="P7">Función del requerimiento:<text:span text:style-name="T1"> consultar las rutas que pasan por estación.</text:span></text:p>
          </table:table-cell>
          <table:covered-table-cell/>
          <table:table-cell table:style-name="Tabla12.A1" office:value-type="string">
            <text:p text:style-name="P1">Identificador</text:p>
          </table:table-cell>
          <table:table-cell table:style-name="Tabla12.D1" office:value-type="string">
            <text:p text:style-name="Standard">3.2.13</text:p>
          </table:table-cell>
        </table:table-row>
        <table:table-row>
          <table:table-cell table:style-name="Tabla12.A2" office:value-type="string">
            <text:p text:style-name="P7">Estado</text:p>
          </table:table-cell>
          <table:table-cell table:style-name="Tabla12.A2" office:value-type="string">
            <text:p text:style-name="P5">Análisis</text:p>
          </table:table-cell>
          <table:table-cell table:style-name="Tabla12.A2" office:value-type="string">
            <text:p text:style-name="P7">Tipo de requerimiento</text:p>
          </table:table-cell>
          <table:table-cell table:style-name="Tabla12.D2" office:value-type="string">
            <text:p text:style-name="P16">Funcional</text:p>
          </table:table-cell>
        </table:table-row>
        <table:table-row>
          <table:table-cell table:style-name="Tabla12.A2" office:value-type="string">
            <text:p text:style-name="P7">Creado por</text:p>
          </table:table-cell>
          <table:table-cell table:style-name="Tabla12.A2" office:value-type="string">
            <text:p text:style-name="Standard">Edgar Andrés Moncada</text:p>
          </table:table-cell>
          <table:table-cell table:style-name="Tabla12.A2" office:value-type="string">
            <text:p text:style-name="P1">Fecha creación</text:p>
          </table:table-cell>
          <table:table-cell table:style-name="Tabla12.D2" office:value-type="string">
            <text:p text:style-name="Standard">12 Septiembre 2011</text:p>
          </table:table-cell>
        </table:table-row>
        <table:table-row>
          <table:table-cell table:style-name="Tabla12.A2" office:value-type="string">
            <text:p text:style-name="P7">Actualizado por</text:p>
          </table:table-cell>
          <table:table-cell table:style-name="Tabla12.A2" office:value-type="string">
            <text:p text:style-name="Standard"/>
          </table:table-cell>
          <table:table-cell table:style-name="Tabla12.A2" office:value-type="string">
            <text:p text:style-name="P1">Fecha actualización</text:p>
          </table:table-cell>
          <table:table-cell table:style-name="Tabla12.D2" office:value-type="string">
            <text:p text:style-name="Standard"/>
          </table:table-cell>
        </table:table-row>
        <table:table-row>
          <table:table-cell table:style-name="Tabla12.A2" office:value-type="string">
            <text:p text:style-name="P7">Descripción</text:p>
          </table:table-cell>
          <table:table-cell table:style-name="Tabla12.D2" table:number-columns-spanned="3" office:value-type="string">
            <text:p text:style-name="P17">El sistema debe mostrar las diferentes rutas que pasan por una estación especific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Datos de entrada</text:p>
          </table:table-cell>
          <table:table-cell table:style-name="Tabla12.D2" table:number-columns-spanned="3" office:value-type="string">
            <text:p text:style-name="P17">El sistema pedirá que se ingrese el nombre o el identificador de la estación a consultar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Datos de salida</text:p>
          </table:table-cell>
          <table:table-cell table:style-name="Tabla12.D2" table:number-columns-spanned="3" office:value-type="string">
            <text:p text:style-name="P17">El sistema debe de retornar un listado que muestre el nombre con cada una de las rutas que pasan por la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Resultados esperados</text:p>
          </table:table-cell>
          <table:table-cell table:style-name="Tabla12.D2" table:number-columns-spanned="3" office:value-type="string">
            <text:p text:style-name="P17">El sistema consulta cuales rutas pasan por una misma estación, al realizar esta búsqueda se retornara un listado con la información requerid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Origen</text:p>
          </table:table-cell>
          <table:table-cell table:style-name="Tabla12.D2" table:number-columns-spanned="3" office:value-type="string">
            <text:p text:style-name="P18">Documento de descripción del problem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Dirigido a</text:p>
          </table:table-cell>
          <table:table-cell table:style-name="Tabla12.D2" table:number-columns-spanned="3" office:value-type="string">
            <text:p text:style-name="P17">Usuarios del Sistema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Prioridad</text:p>
          </table:table-cell>
          <table:table-cell table:style-name="Tabla12.D2" table:number-columns-spanned="3" office:value-type="string">
            <text:p text:style-name="P17">3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Requerimientos asociados</text:p>
          </table:table-cell>
          <table:table-cell table:style-name="Tabla12.D2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table-cell table:style-name="Tabla12.D2" table:number-columns-spanned="4" office:value-type="string">
            <text:p text:style-name="P19">Especificación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8">Precondiciones</text:p>
          </table:table-cell>
          <table:table-cell table:style-name="Tabla12.D2" table:number-columns-spanned="3" office:value-type="string">
            <text:p text:style-name="P13">Ingresar a la aplicación web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8">Poscondiciones</text:p>
          </table:table-cell>
          <table:table-cell table:style-name="Tabla12.D2" table:number-columns-spanned="3" office:value-type="string">
            <text:p text:style-name="P13"><text:s/>El sistema mostrará el listado de cada una de las rutas que pasan por <text:s/>la estación para que el usuario pueda elegir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8">Criterio de aceptación</text:p>
          </table:table-cell>
          <table:table-cell table:style-name="Tabla12.D2" table:number-columns-spanned="3" office:value-type="string">
            <text:p text:style-name="P13">El requerimiento es aceptado si un usuario puede realizar la consulta y se devuelven los resultados esperados para cada ruta que pasa por la estación correspondiente.</text:p>
          </table:table-cell>
          <table:covered-table-cell/>
          <table:covered-table-cell/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D"/>
        <table:table-row>
          <table:table-cell table:style-name="Tabla13.A1" table:number-columns-spanned="2" office:value-type="string">
            <text:p text:style-name="P7">Función del requerimiento:<text:span text:style-name="T1"> consultar el recorrido de una ruta de manera gráfica</text:span></text:p>
          </table:table-cell>
          <table:covered-table-cell/>
          <table:table-cell table:style-name="Tabla13.A1" office:value-type="string">
            <text:p text:style-name="P1">Identificador</text:p>
          </table:table-cell>
          <table:table-cell table:style-name="Tabla13.D1" office:value-type="string">
            <text:p text:style-name="Standard">3.2.14</text:p>
          </table:table-cell>
        </table:table-row>
        <table:table-row>
          <table:table-cell table:style-name="Tabla13.A2" office:value-type="string">
            <text:p text:style-name="P7">Estado</text:p>
          </table:table-cell>
          <table:table-cell table:style-name="Tabla13.A2" office:value-type="string">
            <text:p text:style-name="P5">Análisis</text:p>
          </table:table-cell>
          <table:table-cell table:style-name="Tabla13.A2" office:value-type="string">
            <text:p text:style-name="P7">Tipo de requerimiento</text:p>
          </table:table-cell>
          <table:table-cell table:style-name="Tabla13.D2" office:value-type="string">
            <text:p text:style-name="P16">Funcional</text:p>
          </table:table-cell>
        </table:table-row>
        <table:table-row>
          <table:table-cell table:style-name="Tabla13.A2" office:value-type="string">
            <text:p text:style-name="P7">Creado por</text:p>
          </table:table-cell>
          <table:table-cell table:style-name="Tabla13.A2" office:value-type="string">
            <text:p text:style-name="Standard">Edgar Andrés Moncada</text:p>
          </table:table-cell>
          <table:table-cell table:style-name="Tabla13.A2" office:value-type="string">
            <text:p text:style-name="P1">Fecha creación</text:p>
          </table:table-cell>
          <table:table-cell table:style-name="Tabla13.D2" office:value-type="string">
            <text:p text:style-name="Standard">12 Septiembre 2011</text:p>
          </table:table-cell>
        </table:table-row>
        <table:table-row>
          <table:table-cell table:style-name="Tabla13.A2" office:value-type="string">
            <text:p text:style-name="P7">Actualizado por</text:p>
          </table:table-cell>
          <table:table-cell table:style-name="Tabla13.A2" office:value-type="string">
            <text:p text:style-name="Standard"/>
          </table:table-cell>
          <table:table-cell table:style-name="Tabla13.A2" office:value-type="string">
            <text:p text:style-name="P1">Fecha actualización</text:p>
          </table:table-cell>
          <table:table-cell table:style-name="Tabla13.D2" office:value-type="string">
            <text:p text:style-name="Standard"/>
          </table:table-cell>
        </table:table-row>
        <table:table-row>
          <table:table-cell table:style-name="Tabla13.A2" office:value-type="string">
            <text:p text:style-name="P7">Descripción</text:p>
          </table:table-cell>
          <table:table-cell table:style-name="Tabla13.D2" table:number-columns-spanned="3" office:value-type="string">
            <text:p text:style-name="P17">El sistema debe mostrar las diferentes rutas que se recorren en un mapa de la localidad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Datos de entrada</text:p>
          </table:table-cell>
          <table:table-cell table:style-name="Tabla13.D2" table:number-columns-spanned="3" office:value-type="string">
            <text:p text:style-name="P17">El sistema pedirá que se ingrese el nombre o el identificador de la ruta a consultar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Datos de salida</text:p>
          </table:table-cell>
          <table:table-cell table:style-name="Tabla13.D2" table:number-columns-spanned="3" office:value-type="string">
            <text:p text:style-name="P17">El sistema mostrara un mapa del trazado de la ruta en cuestión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Resultados esperados</text:p>
          </table:table-cell>
          <table:table-cell table:style-name="Tabla13.D2" table:number-columns-spanned="3" office:value-type="string">
            <text:p text:style-name="P17">El sistema consulta cual es la ruta a buscar y de acuerdo ha esta devolverá por medio de otra aplicación el trazado de la ruta.</text:p>
          </table:table-cell>
          <table:covered-table-cell/>
          <table:covered-table-cell/>
        </table:table-row>
        <text:soft-page-break/>
        <table:table-row>
          <table:table-cell table:style-name="Tabla13.A2" office:value-type="string">
            <text:p text:style-name="P7">Origen</text:p>
          </table:table-cell>
          <table:table-cell table:style-name="Tabla13.D2" table:number-columns-spanned="3" office:value-type="string">
            <text:p text:style-name="P18">Documento de descripción del problema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Dirigido a</text:p>
          </table:table-cell>
          <table:table-cell table:style-name="Tabla13.D2" table:number-columns-spanned="3" office:value-type="string">
            <text:p text:style-name="P17">Usuarios del Sistema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Prioridad</text:p>
          </table:table-cell>
          <table:table-cell table:style-name="Tabla13.D2" table:number-columns-spanned="3" office:value-type="string">
            <text:p text:style-name="P17">1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Requerimientos asociados</text:p>
          </table:table-cell>
          <table:table-cell table:style-name="Tabla13.D2" table:number-columns-spanned="3" office:value-type="string">
            <text:p text:style-name="P17">3.2.13</text:p>
          </table:table-cell>
          <table:covered-table-cell/>
          <table:covered-table-cell/>
        </table:table-row>
        <table:table-row>
          <table:table-cell table:style-name="Tabla13.D2" table:number-columns-spanned="4" office:value-type="string">
            <text:p text:style-name="P19">Especificación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8">Precondiciones</text:p>
          </table:table-cell>
          <table:table-cell table:style-name="Tabla13.D2" table:number-columns-spanned="3" office:value-type="string">
            <text:p text:style-name="P13">Ingresar a la aplicación web y haber consultado previamente un listado de rutas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8">Poscondiciones</text:p>
          </table:table-cell>
          <table:table-cell table:style-name="Tabla13.D2" table:number-columns-spanned="3" office:value-type="string">
            <text:p text:style-name="P13">El sistema permitirá observar el trazado de cada una de las rutas. 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8">Criterio de aceptación</text:p>
          </table:table-cell>
          <table:table-cell table:style-name="Tabla13.D2" table:number-columns-spanned="3" office:value-type="string">
            <text:p text:style-name="P13">El requerimiento es aceptado si al consultar una ruta se devuelve el mapa con el trazado y las paradas correspondientes de manera correcta y entendible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11T11:29:42</meta:creation-date>
    <dc:date>2011-09-13T22:58:39</dc:date>
    <dc:creator>Yerminson Muñoz</dc:creator>
    <meta:editing-duration>PT09H49M13S</meta:editing-duration>
    <meta:editing-cycles>55</meta:editing-cycles>
    <meta:generator>OpenOffice.org/3.2$Linux OpenOffice.org_project/320m12$Build-9483</meta:generator>
    <meta:document-statistic meta:table-count="13" meta:image-count="0" meta:object-count="0" meta:page-count="10" meta:paragraph-count="465" meta:word-count="2648" meta:character-count="16693"/>
  </office:meta>
</office:document-meta>
</file>